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fsf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20:27:05.166164867</meta:creation-date>
    <dc:date>2023-09-11T20:27:26.174753455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4.7.2$Linux_X86_64 LibreOffice_project/40$Build-2</meta:generator>
  </office:meta>
</office:document-meta>
</file>